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標準-title">
      <style:graphic-properties fo:min-height="3.506cm"/>
    </style:style>
    <style:style style:name="pr2" style:family="presentation" style:parent-style-name="標準-outline1">
      <style:graphic-properties fo:min-height="13.609cm"/>
    </style:style>
    <style:style style:name="pr3" style:family="presentation" style:parent-style-name="標準-notes">
      <style:graphic-properties draw:fill-color="#ffffff" fo:min-height="13.364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コンパイラ</text:p>
          </draw:text-box>
        </draw:frame>
        <draw:frame presentation:style-name="pr2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先週やったこと</text:p>
                <text:list>
                  <text:list-item>
                    <text:p>整数演算部分完成</text:p>
                    <text:list>
                      <text:list-item>
                        <text:p>前回不具合を修正</text:p>
                      </text:list-item>
                    </text:list>
                  </text:list-item>
                  <text:list-item>
                    <text:p>浮動小数点数演算部分完成</text:p>
                  </text:list-item>
                </text:list>
              </text:list-item>
              <text:list-item>
                <text:p>今週やること</text:p>
                <text:list>
                  <text:list-item>
                    <text:p>ライブラリの作成</text:p>
                    <text:list>
                      <text:list-item>
                        <text:p>itof</text:p>
                      </text:list-item>
                      <text:list-item>
                        <text:p>ftoi</text:p>
                      </text:list-item>
                      <text:list-item>
                        <text:p>floor</text:p>
                      </text:list-item>
                      <text:list-item>
                        <text:p>etc..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graphic-properties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DejaVu Serif Condensed'" style:font-family-generic="roman" style:font-pitch="variable" fo:font-size="24pt" fo:language="en" fo:country="US" style:font-family-asian="'DejaVu Sans Condensed'" style:font-family-generic-asian="system" style:font-pitch-asian="variable" style:font-size-asian="24pt" style:language-asian="ja" style:country-asian="JP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 Condensed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 Condensed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 Condensed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 Condensed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 Condensed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番号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標準" style:page-layout-name="PM1" draw:style-name="Mdp1"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番号&gt;</text:page-number></text:span></text:p>
        </draw:text-box>
      </draw:frame>
      <presentation:notes style:page-layout-name="PM0"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somay </meta:initial-creator>
    <meta:creation-date>2012-10-15T08:27:16</meta:creation-date>
    <meta:editing-duration>PT42M2S</meta:editing-duration>
    <meta:editing-cycles>7</meta:editing-cycles>
    <dc:date>2012-10-23T02:05:05</dc:date>
    <meta:generator>LibreOffice/3.3$Unix LibreOffice_project/330m19$Build-401</meta:generator>
    <dc:creator>hs </dc:creator>
    <meta:document-statistic meta:object-count="25"/>
  </office:meta>
</office:document-meta>
</file>